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Num9"/>
    <style:style style:name="P2" style:family="paragraph" style:parent-style-name="Standard" style:list-style-name="WWNum10"/>
    <style:style style:name="P3" style:family="paragraph" style:parent-style-name="Standard" style:list-style-name="WWNum11"/>
    <style:style style:name="P4" style:family="paragraph" style:parent-style-name="Standard" style:list-style-name="WWNum12"/>
    <style:style style:name="P5" style:family="paragraph" style:parent-style-name="Standard" style:list-style-name="WWNum13"/>
    <style:style style:name="P6" style:family="paragraph" style:parent-style-name="Standard" style:list-style-name="WWNum14"/>
    <style:style style:name="P7" style:family="paragraph" style:parent-style-name="Standard" style:list-style-name="WWNum15"/>
    <style:style style:name="P8" style:family="paragraph" style:parent-style-name="Standard" style:list-style-name="L1">
      <style:text-properties fo:color="#3333ff"/>
    </style:style>
    <style:style style:name="P9" style:family="paragraph" style:parent-style-name="Standard" style:list-style-name="L2">
      <style:text-properties fo:color="#3333ff"/>
    </style:style>
    <style:style style:name="P10" style:family="paragraph" style:parent-style-name="Standard" style:list-style-name="L3">
      <style:text-properties fo:color="#3333ff"/>
    </style:style>
    <style:style style:name="P11" style:family="paragraph" style:parent-style-name="Standard" style:list-style-name="L4">
      <style:text-properties fo:color="#3333ff"/>
    </style:style>
    <style:style style:name="P12" style:family="paragraph" style:parent-style-name="Standard" style:list-style-name="L5">
      <style:text-properties fo:color="#3333ff"/>
    </style:style>
    <style:style style:name="P13" style:family="paragraph" style:parent-style-name="Standard" style:list-style-name="L6">
      <style:text-properties fo:color="#3333ff"/>
    </style:style>
    <style:style style:name="P14" style:family="paragraph" style:parent-style-name="Standard" style:list-style-name="L7">
      <style:text-properties fo:color="#3333ff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8">
      <style:text-properties fo:color="#3399ff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OBS Verileri</text:p>
      <text:list xml:id="list7459652715505662102" text:style-name="L1">
        <text:list-item>
          <text:p text:style-name="P8"><text:span text:style-name="T1">Kişisel Bilgiler:</text:span></text:p>
        </text:list-item>
      </text:list>
      <text:list xml:id="list1920421906440728504" text:style-name="WWNum9">
        <text:list-item>
          <text:p text:style-name="P1">Adı soyadı</text:p>
        </text:list-item>
        <text:list-item>
          <text:p text:style-name="P1">TC kimlik numarası</text:p>
        </text:list-item>
        <text:list-item>
          <text:p text:style-name="P1">Doğum tarihi ve yeri</text:p>
        </text:list-item>
        <text:list-item>
          <text:p text:style-name="P1">Fotoğraf</text:p>
        </text:list-item>
        <text:list-item>
          <text:p text:style-name="P1">Cinsiyet</text:p>
        </text:list-item>
        <text:list-item>
          <text:p text:style-name="P1">İletişim bilgileri </text:p>
        </text:list-item>
      </text:list>
      <text:list xml:id="list6795451588491327417" text:style-name="L2">
        <text:list-item>
          <text:p text:style-name="P9"><text:span text:style-name="T1">Akademik Bilgiler:</text:span></text:p>
        </text:list-item>
      </text:list>
      <text:list xml:id="list8187432590286597459" text:style-name="WWNum10">
        <text:list-item>
          <text:p text:style-name="P2">Öğrenci numarası</text:p>
        </text:list-item>
        <text:list-item>
          <text:p text:style-name="P2">Fakülte ve bölüm bilgileri</text:p>
        </text:list-item>
        <text:list-item>
          <text:p text:style-name="P2">Öğretim türü (örgün, ikinci öğretim, uzaktan eğitim)</text:p>
        </text:list-item>
        <text:list-item>
          <text:p text:style-name="P2">Kayıt tarihi ve durumu (aktif, pasif, mezun, dondurulmuş vb.)</text:p>
        </text:list-item>
        <text:list-item>
          <text:p text:style-name="P2">Sınıf ve dönem bilgisi</text:p>
        </text:list-item>
        <text:list-item>
          <text:p text:style-name="P2">Ders kayıtları</text:p>
        </text:list-item>
        <text:list-item>
          <text:p text:style-name="P2">Notlar ve transkript</text:p>
        </text:list-item>
        <text:list-item>
          <text:p text:style-name="P2">Akademik danışman bilgileri</text:p>
        </text:list-item>
      </text:list>
      <text:list xml:id="list1423021402909740421" text:style-name="L4">
        <text:list-item>
          <text:p text:style-name="P11"><text:span text:style-name="T1">Ders Bilgileri:</text:span></text:p>
        </text:list-item>
      </text:list>
      <text:list xml:id="list1261556855723484954" text:style-name="WWNum11">
        <text:list-item>
          <text:p text:style-name="P3">Alınan dersler ve kredi bilgileri</text:p>
        </text:list-item>
        <text:list-item>
          <text:p text:style-name="P3">Devam durumu</text:p>
        </text:list-item>
        <text:list-item>
          <text:p text:style-name="P3">Sınav tarihleri ve sonuçları</text:p>
        </text:list-item>
        <text:list-item>
          <text:p text:style-name="P3">Ders başarı durumları </text:p>
        </text:list-item>
      </text:list>
      <text:list xml:id="list988462952326308419" text:style-name="L5">
        <text:list-item>
          <text:p text:style-name="P12"><text:span text:style-name="T1">Finansal Bilgiler:</text:span></text:p>
        </text:list-item>
      </text:list>
      <text:list xml:id="list1158984046094090150" text:style-name="WWNum12">
        <text:list-item>
          <text:p text:style-name="P4">Harç ve katkı payı ödemeleri</text:p>
        </text:list-item>
        <text:list-item>
          <text:p text:style-name="P4">Ödeme tarihleri ve borç durumu</text:p>
        </text:list-item>
        <text:list-item>
          <text:p text:style-name="P4">Burs ve kredi bilgileri</text:p>
          <text:p text:style-name="P4"/>
        </text:list-item>
      </text:list>
      <text:list xml:id="list8938227728278584535" text:style-name="L3">
        <text:list-header>
          <text:p text:style-name="P10"><text:soft-page-break/><text:span text:style-name="T1"/></text:p>
        </text:list-header>
        <text:list-item>
          <text:p text:style-name="P10"><text:span text:style-name="T1">Disiplin ve Uyarı Bilgileri:</text:span></text:p>
        </text:list-item>
      </text:list>
      <text:list xml:id="list7495014777424707951" text:style-name="WWNum13">
        <text:list-item>
          <text:p text:style-name="P5">Disiplin cezaları veya uyarıları </text:p>
        </text:list-item>
      </text:list>
      <text:p text:style-name="Standard"/>
      <text:list xml:id="list3825122706647024299" text:style-name="L6">
        <text:list-item>
          <text:p text:style-name="P13"><text:span text:style-name="T1">Mezuniyet Bilgileri:</text:span></text:p>
        </text:list-item>
      </text:list>
      <text:list xml:id="list619057499471602712" text:style-name="WWNum14">
        <text:list-item>
          <text:p text:style-name="P6">Mezuniyet durumu</text:p>
        </text:list-item>
        <text:list-item>
          <text:p text:style-name="P6">Mezuniyet tarihi ve derecesi</text:p>
        </text:list-item>
        <text:list-item>
          <text:p text:style-name="P6">Diploma bilgileri</text:p>
        </text:list-item>
      </text:list>
      <text:list xml:id="list5493033796979719871" text:style-name="L7">
        <text:list-item>
          <text:p text:style-name="P14"><text:span text:style-name="T1">Diğer İdari Bilgiler:</text:span></text:p>
        </text:list-item>
      </text:list>
      <text:list xml:id="list7885208859052034011" text:style-name="WWNum15">
        <text:list-item>
          <text:p text:style-name="P7">Kayıt yenileme durumu</text:p>
        </text:list-item>
        <text:list-item>
          <text:p text:style-name="P7">Öğrenci belgesi başvuru durumu</text:p>
        </text:list-item>
        <text:list-item>
          <text:p text:style-name="P7">Yurt veya barınma bilgileri </text:p>
        </text:list-item>
      </text:list>
      <text:p text:style-name="P15"><text:span text:style-name="T2">ÖĞRETMEN OBS VERİLERİ</text:span></text:p>
      <text:list xml:id="list6643260829828974555" text:style-name="L8">
        <text:list-item>
          <text:p text:style-name="P19">Ders İşlemleri</text:p>
        </text:list-item>
      </text:list>
      <text:list xml:id="list6016516108483130311" text:style-name="L10">
        <text:list-item>
          <text:p text:style-name="P17">Kullanım Klavuzu</text:p>
        </text:list-item>
        <text:list-item>
          <text:p text:style-name="P17">Akademik Takvim</text:p>
        </text:list-item>
        <text:list-item>
          <text:p text:style-name="P17">Verilen Dersler</text:p>
        </text:list-item>
        <text:list-item>
          <text:p text:style-name="P17">Derslik Ders Programı </text:p>
        </text:list-item>
        <text:list-item>
          <text:p text:style-name="P17">Ders Programı </text:p>
        </text:list-item>
        <text:list-item>
          <text:p text:style-name="P17">Değerlendirme Form Sonuçları</text:p>
        </text:list-item>
        <text:list-item>
          <text:p text:style-name="P17">Araştırma Konuları</text:p>
        </text:list-item>
      </text:list>
      <text:list xml:id="list32590033" text:continue-list="list6643260829828974555" text:style-name="L8">
        <text:list-item>
          <text:p text:style-name="P19">Sınav İşlemleri</text:p>
        </text:list-item>
      </text:list>
      <text:list xml:id="list6578435350072794175" text:style-name="L11">
        <text:list-item>
          <text:p text:style-name="P18">Sınav Tanımla</text:p>
        </text:list-item>
        <text:list-item>
          <text:p text:style-name="P18">Not Giriş</text:p>
        </text:list-item>
        <text:list-item>
          <text:p text:style-name="P18">Danışman Not Girişi </text:p>
        </text:list-item>
        <text:list-item>
          <text:p text:style-name="P18">Danışman Staj Not Girişi</text:p>
        </text:list-item>
        <text:list-item>
          <text:p text:style-name="P18">Öğrenci Bazlı Not Girişi </text:p>
        </text:list-item>
        <text:list-item>
          <text:p text:style-name="P18">Sınav Takvimi</text:p>
        </text:list-item>
      </text:list>
      <text:list xml:id="list32582028" text:continue-list="list32590033" text:style-name="L8">
        <text:list-item>
          <text:p text:style-name="P19"><text:soft-page-break/>Kullanıcı İşlemleri</text:p>
        </text:list-item>
      </text:list>
      <text:list xml:id="list8058431403088386905" text:style-name="L9">
        <text:list-item>
          <text:p text:style-name="P16">Profil Bilgileri</text:p>
        </text:list-item>
        <text:list-item>
          <text:p text:style-name="P16">İdari Rol Tanımla</text:p>
        </text:list-item>
        <text:list-item>
          <text:p text:style-name="P16">Gelen Mesajlar </text:p>
        </text:list-item>
        <text:list-item>
          <text:p text:style-name="P16">Gönderilen Mesajlar</text:p>
        </text:list-item>
        <text:list-item>
          <text:p text:style-name="P16">Duyurular </text:p>
        </text:list-item>
        <text:list-item>
          <text:p text:style-name="P16">Anketler</text:p>
        </text:list-item>
        <text:list-item>
          <text:p text:style-name="P16">Şifre Değiştir</text:p>
        </text:list-item>
        <text:list-item>
          <text:p text:style-name="P16">Fotoğraf <text:s/>Güncelle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tr" fo:country="T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İ ALTUNTAŞ</meta:initial-creator>
    <meta:editing-cycles>13</meta:editing-cycles>
    <meta:creation-date>2024-10-09T16:06:00</meta:creation-date>
    <dc:date>2024-10-10T12:34:01.69</dc:date>
    <meta:editing-duration>PT42M56S</meta:editing-duration>
    <meta:generator>OpenOffice/4.1.13$Win32 OpenOffice.org_project/4113m1$Build-9810</meta:generator>
    <meta:document-statistic meta:table-count="0" meta:image-count="0" meta:object-count="0" meta:page-count="3" meta:paragraph-count="61" meta:word-count="233" meta:character-count="12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